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Roboto"/>
    </style:style>
    <style:style style:name="T2" style:family="text">
      <style:text-properties style:font-name="Garamo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document.html"/>
        <text:user-field-decl office:value-type="string" office:string-value="content" text:name="py3o.document.content"/>
      </text:user-field-decls>
      <text:p text:style-name="Standard"><text:span text:style-name="Source_20_Text"><text:span text:style-name="T2"><text:user-field-get text:name="py3o.document.content">content</text:user-field-ge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0:17:50.665775246</meta:creation-date>
    <dc:date>2018-01-29T22:14:07.822158768</dc:date>
    <meta:editing-duration>PT7M36S</meta:editing-duration>
    <meta:editing-cycles>3</meta:editing-cycles>
    <meta:generator>LibreOffice/5.1.6.2$MacOSX_X86_64 LibreOffice_project/07ac168c60a517dba0f0d7bc7540f5afa45f0909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